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319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319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اَعْلَي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سَبِّحِ 'سْمَ رَبِّــكَ </text:span><text:span text:style-name="T5">۰</text:span><text:span text:style-name="T2">لاَعْلَي </text:span><text:span text:style-name="T3">(1)</text:span><text:span text:style-name="T2"> </text:span><text:span text:style-name="T5">۰ﻟ﮲</text:span><text:span text:style-name="T2"> خَلَقَ فَسَوّۭيٰ </text:span><text:span text:style-name="T3">(2)</text:span><text:span text:style-name="T2"> وَاﻟ﮲ قَدَّرَ فَهَدۭيييٰ </text:span><text:span text:style-name="T3">(3)</text:span><text:span text:style-name="T2"> وَاﻟـذِىٓ أَخْرَجَ </text:span><text:span text:style-name="T5">۰</text:span><text:span text:style-name="T2">لْمَرْعۭيٰ </text:span><text:span text:style-name="T3">(4)</text:span><text:span text:style-name="T2"> فَجَعَلَهُ„ غُثَآءٗ اَحْوۭيٰؐ </text:span><text:span text:style-name="T3">(5)</text:span><text:span text:style-name="T2"> سَنُقْرۣيؖــكَ فَلاَ تَنسۭيٰٓ </text:span><text:span text:style-name="T3">(6)</text:span><text:span text:style-name="T2"> إِلاَّ مَا شَآءَ </text:span><text:span text:style-name="T5">۰</text:span><text:span text:style-name="T2">للَّهُؐ إِنَّهُ„ يَعْلَمُ </text:span><text:span text:style-name="T5">۴</text:span><text:span text:style-name="T2">لْجَهْرَ وَمَا يَخْفۭيٰؐ </text:span><text:span text:style-name="T3">(7)</text:span><text:span text:style-name="T2"> وَنُيَسِّرُكككَ لِلْيُسْرۭيٰؐ </text:span><text:span text:style-name="T3">(8)</text:span><text:span text:style-name="T2"> فَذَكِّرۣ اِن نَّفَعَتِ </text:span><text:span text:style-name="T5">۱</text:span><text:span text:style-name="T2">لذِّكْرۭيٰؐ </text:span><text:span text:style-name="T3">(9)</text:span><text:span text:style-name="T2"> سَيَذَّكَّرُ مَــنْ يَّخْشۭيٰ </text:span><text:span text:style-name="T3">(10)</text:span><text:span text:style-name="T2"> وَيَتَجَنَّبُهَا </text:span><text:span text:style-name="T5">۰</text:span><text:span text:style-name="T2">لاَشْقَي </text:span><text:span text:style-name="T3">(11)</text:span><text:span text:style-name="T2"> </text:span><text:span text:style-name="T5">۰ﻟ﮲</text:span><text:span text:style-name="T2"> يَصْلَــي </text:span><text:span text:style-name="T5">۰</text:span><text:span text:style-name="T2">لنَّارَ </text:span><text:span text:style-name="T5">۰</text:span><text:span text:style-name="T2">لْكُبْرۭيٰ </text:span><text:span text:style-name="T3">(12)</text:span><text:span text:style-name="T2"> ثُمَّ لاَ يَمُوتُ فِيهَا وَلاَ يَحْيۭيٰؐ </text:span><text:span text:style-name="T3">(13)</text:span><text:span text:style-name="T2"> قَدَ اَفْلَحَ مَن تَزَكّۭيٰ </text:span><text:span text:style-name="T3">(14)</text:span><text:span text:style-name="T2"> وَذَكَرَ "سْمَ رَبِّهِ” فَصَلّۭيٰؐ </text:span><text:span text:style-name="T3">(15)</text:span><text:span text:style-name="T2"> بَلْ تُوثِرُونَ </text:span><text:span text:style-name="T5">۰</text:span><text:span text:style-name="T2">لْحَيَوٰةَ </text:span><text:span text:style-name="T5">۰</text:span><text:span text:style-name="T2">لدُّنْيۭا </text:span><text:span text:style-name="T3">(16)</text:span><text:span text:style-name="T2"> وَالاَخِرَةُ خَيْرٌ وَأَبْقۭيٰٓؐ </text:span><text:span text:style-name="T3">(17)</text:span><text:span text:style-name="T2"> إِنَّ هَـٰذَا لَفِى </text:span><text:span text:style-name="T5">۱</text:span><text:span text:style-name="T2">ڤصُّحُفِ </text:span><text:span text:style-name="T5">۱</text:span><text:span text:style-name="T2">لاُولۭيٰ </text:span><text:span text:style-name="T3">(18)</text:span><text:span text:style-name="T2"> صُحُفِ إِبْرَ؛هِيمَ وَمُوسۭيٰ </text:span><text:span text:style-name="T3">(19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8:20.063406960</meta:creation-date>
    <dc:date>2025-03-03T14:38:29.402648088</dc:date>
    <meta:editing-duration>PT11S</meta:editing-duration>
    <meta:editing-cycles>1</meta:editing-cycles>
    <meta:document-statistic meta:table-count="0" meta:image-count="0" meta:object-count="0" meta:page-count="1" meta:paragraph-count="2" meta:word-count="98" meta:character-count="507" meta:non-whitespace-character-count="410"/>
    <meta:generator>LibreOffice/24.8.2.1$Linux_X86_64 LibreOffice_project/0f794b6e29741098670a3b95d60478a65d05ef13</meta:generator>
  </office:meta>
</office:document-meta>
</file>